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paragraph-rsid="000d8f31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fb596" officeooo:paragraph-rsid="000d8f31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e4c77" officeooo:paragraph-rsid="000d8f31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c7c24" officeooo:paragraph-rsid="000d8f31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ebd16" officeooo:paragraph-rsid="000ebd16"/>
    </style:style>
    <style:style style:name="P6" style:family="paragraph" style:parent-style-name="Standard">
      <style:text-properties officeooo:rsid="00196987" officeooo:paragraph-rsid="000d8f31"/>
    </style:style>
    <style:style style:name="P7" style:family="paragraph" style:parent-style-name="Standard">
      <style:text-properties officeooo:rsid="000fb596" officeooo:paragraph-rsid="000d8f31"/>
    </style:style>
    <style:style style:name="P8" style:family="paragraph" style:parent-style-name="Standard">
      <style:text-properties officeooo:rsid="000fb596" officeooo:paragraph-rsid="00108ad9"/>
    </style:style>
    <style:style style:name="T1" style:family="text">
      <style:text-properties officeooo:rsid="001b174c"/>
    </style:style>
    <style:style style:name="T2" style:family="text">
      <style:text-properties officeooo:rsid="001e65d3"/>
    </style:style>
    <style:style style:name="T3" style:family="text">
      <style:text-properties officeooo:rsid="0035bea6"/>
    </style:style>
    <style:style style:name="T4" style:family="text">
      <style:text-properties officeooo:rsid="001edc77"/>
    </style:style>
    <style:style style:name="T5" style:family="text">
      <style:text-properties officeooo:rsid="00108a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<text:span text:style-name="T1">Draft</text:span>*********************</text:p>
      <text:p text:style-name="P3">TensorFlow for Raspberry Pi <text:span text:style-name="T2">4</text:span> <text:span text:style-name="T2">64 bit </text:span>and Raspberry Pi Pico</text:p>
      <text:p text:style-name="P5">TensorFlow Lite</text:p>
      <text:p text:style-name="P5">image_classification</text:p>
      <text:p text:style-name="P4">10/<text:span text:style-name="T3">21</text:span>/22</text:p>
      <text:p text:style-name="P2">*********************<text:span text:style-name="T1">Draft</text:span>*********************</text:p>
      <text:p text:style-name="Standard"/>
      <text:p text:style-name="P7">Installed Tensorflow 2.9 on a 64 bit Raspberry Pi 4 4Gb.</text:p>
      <text:p text:style-name="P7">10/3/2022</text:p>
      <text:p text:style-name="P8">Installed Tensorflow 2.<text:span text:style-name="T5">8</text:span> on a 64 bit Raspberry Pi 4 4Gb.</text:p>
      <text:p text:style-name="P8">10/<text:span text:style-name="T5">21</text:span>/2022</text:p>
      <text:p text:style-name="P8"/>
      <text:p text:style-name="P7"><text:span text:style-name="T4">video link </text:span><text:a xlink:type="simple" xlink:href="https://youtu.be/QLZWQlg-Pk0" text:style-name="Internet_20_link" text:visited-style-name="Visited_20_Internet_20_Link">https://youtu.be/QLZWQlg-Pk0</text:a></text:p>
      <text:p text:style-name="P7"/>
      <text:h text:style-name="P1" text:outline-level="1">How to Install Tensorflow 2 on a Raspberry Pi</text:h>
      <text:p text:style-name="P7"/>
      <text:p text:style-name="P7"><text:a xlink:type="simple" xlink:href="https://www.samwestby.com/tutorials/rpi-tensorflow.html" text:style-name="Internet_20_link" text:visited-style-name="Visited_20_Internet_20_Link">https://www.samwestby.com/tutorials/rpi-tensorflow.html</text:a></text:p>
      <text:p text:style-name="P6"/>
      <text:p text:style-name="P6">Sam Westby</text:p>
      <text:p text:style-name="P6"/>
      <text:p text:style-name="Standard"/>
      <text:p text:style-name="Standard"><text:s/>hostname</text:p>
      <text:p text:style-name="Standard">-pi4-28</text:p>
      <text:p text:style-name="Standard">-</text:p>
      <text:p text:style-name="Standard">+raspberrypi</text:p>
      <text:p text:style-name="Standard"/>
      <text:p text:style-name="Standard">dphys-swapfile</text:p>
      <text:p text:style-name="Standard">-CONF_SWAPSIZE=1000</text:p>
      <text:p text:style-name="Standard">+CONF_SWAPSIZE=100</text:p>
      <text:p text:style-name="Standard"/>
      <text:p text:style-name="Standard">uname -m</text:p>
      <text:p text:style-name="Standard">aarch64</text:p>
      <text:p text:style-name="Standard">extra_pkgs_64bit.sh</text:p>
      <text:p text:style-name="Standard">extra_1.sh</text:p>
      <text:p text:style-name="Standard">extra_2.sh</text:p>
      <text:p text:style-name="Standard">extra_3.sh</text:p>
      <text:p text:style-name="Standard"><text:s text:c="3"/>2207 <text:s text:c="2"/>22635 <text:s/>308292 pkgs-a.txt</text:p>
      <text:p text:style-name="Standard"><text:s text:c="3"/>2239 <text:s text:c="2"/>22978 <text:s/>312904 pkgs-b.txt</text:p>
      <text:p text:style-name="Standard"><text:s text:c="3"/>2246 <text:s text:c="2"/>23050 <text:s/>313924 pkgs-c.txt</text:p>
      <text:p text:style-name="Standard"><text:s text:c="3"/>1418 <text:s text:c="2"/>14331 <text:s/>184451 pkgs.txt</text:p>
      <text:p text:style-name="Standard">ssh-keygen -t rsa</text:p>
      <text:p text:style-name="Standard">ssh-copyid pi4-27</text:p>
      <text:p text:style-name="Standard"/>
      <text:p text:style-name="Standard">cp .octaverc pi4-28:~/</text:p>
      <text:p text:style-name="Standard"><text:s/>ls *.img</text:p>
      <text:p text:style-name="Standard">installed-openocd082722-228ede-64bit.img <text:s/>qemu-6.2.0-rpios-64bit.img</text:p>
      <text:p text:style-name="Standard">openocd082722-228ede-64bit.img <text:s text:c="11"/>ultibo2.5.123-082722-64bit.img</text:p>
      <text:p text:style-name="Standard"/>
      <text:p text:style-name="Standard">sudo unsquashfs -d ultibo <text:s/>ultibo2.5.123-082722-64bit.img</text:p>
      <text:p text:style-name="Standard"><text:soft-page-break/></text:p>
      <text:p text:style-name="Standard">scp .local/share/applications/ultibo.desktop pi4-28:~/.local/share/applications/</text:p>
      <text:p text:style-name="Standard"/>
      <text:p text:style-name="Standard">git clone git@github.com:develone/Ultibo_Projects.git</text:p>
      <text:p text:style-name="Standard"/>
      <text:p text:style-name="Standard">devel@pi4-28:~/Ultibo_Projects/jpeg2000/src $ ./compile_ultibo.sh</text:p>
      <text:p text:style-name="Standard"/>
      <text:p text:style-name="Standard">cd ../QEMU/</text:p>
      <text:p text:style-name="Standard"/>
      <text:p text:style-name="Standard">./libbuild.sh</text:p>
      <text:p text:style-name="Standard"/>
      <text:p text:style-name="Standard">sudo unsquashfs -d qemu-6.2.0-rpios qemu-6.2.0-rpios-64bit.img</text:p>
      <text:p text:style-name="Standard"/>
      <text:p text:style-name="Standard">. Ultibo_Projects/picoultibo.sh</text:p>
      <text:p text:style-name="Standard"/>
      <text:p text:style-name="Standard">first compile jpeg2000 QEMU with Lazarus IDE (Ultibo Edition)</text:p>
      <text:p text:style-name="Standard">./startqemu.sh</text:p>
      <text:p text:style-name="Standard"/>
      <text:p text:style-name="Standard">sudo unsquashfs installed-openocd082722-228ede-64bit.img</text:p>
      <text:p text:style-name="Standard"/>
      <text:p text:style-name="Standard">cp -R squashfs-root/* local/openocd/</text:p>
      <text:p text:style-name="Standard"/>
      <text:p text:style-name="Standard"><text:s/>which openocd </text:p>
      <text:p text:style-name="Standard">/home/devel/local/openocd/bin/openocd</text:p>
      <text:p text:style-name="Standard"/>
      <text:p text:style-name="Standard">Very important for setting a virtual env</text:p>
      <text:p text:style-name="Standard">curl https://pyenv.run | bash</text:p>
      <text:p text:style-name="Standard"/>
      <text:p text:style-name="Standard">mkdir test-1-2.9</text:p>
      <text:p text:style-name="Standard"/>
      <text:p text:style-name="Standard">cd test-1-2.9/</text:p>
      <text:p text:style-name="Standard"/>
      <text:p text:style-name="Standard">cp ~/xx/my-projects-docs/Pi/download_tensorflow-2.9.0-cp39-none-linux_aarch64.sh ~/test-1-2.9/</text:p>
      <text:p text:style-name="Standard"/>
      <text:p text:style-name="Standard">./download_tensorflow-2.9.0-cp39-none-linux_aarch64.sh</text:p>
      <text:p text:style-name="Standard"/>
      <text:p text:style-name="Standard">python3 -m venv env</text:p>
      <text:p text:style-name="Standard"/>
      <text:p text:style-name="Standard">source env/bin/activate</text:p>
      <text:p text:style-name="Standard"/>
      <text:p text:style-name="Standard">pip3 install -U wheel tensorflow-2.9.0-cp39-none-linux_aarch64.whl</text:p>
      <text:p text:style-name="Standard"/>
      <text:p text:style-name="Standard">python3</text:p>
      <text:p text:style-name="Standard">Python 3.9.2 (default, Feb 28 2021, 17:03:44) </text:p>
      <text:p text:style-name="Standard">[GCC 10.2.1 20210110] on linux</text:p>
      <text:p text:style-name="Standard">Type "help", "copyright", "credits" or "license" for more information.</text:p>
      <text:p text:style-name="Standard">&gt;&gt;&gt; import tensorflow</text:p>
      <text:p text:style-name="Standard">&gt;&gt;&gt; tensorflow.__version__</text:p>
      <text:p text:style-name="Standard">'2.9.0'</text:p>
      <text:p text:style-name="Standard">&gt;&gt;&gt; quit()</text:p>
      <text:p text:style-name="Standard">pip3 install ipython</text:p>
      <text:p text:style-name="Standard"/>
      <text:p text:style-name="Standard"><text:soft-page-break/>mkdir test-1-2.8</text:p>
      <text:p text:style-name="Standard">cd test-1-2.8/</text:p>
      <text:p text:style-name="Standard">python3 -m venv env</text:p>
      <text:p text:style-name="Standard"/>
      <text:p text:style-name="Standard">source env/bin/activate</text:p>
      <text:p text:style-name="Standard"/>
      <text:p text:style-name="Standard">pip3 install -U wheel tensorflow-2.8.0-cp39-none-linux_aarch64.whl</text:p>
      <text:p text:style-name="Standard"/>
      <text:p text:style-name="Standard">pip3 install protobuf==3.20.*</text:p>
      <text:p text:style-name="Standard">pip3 install ipython</text:p>
      <text:p text:style-name="Standard">pip3 install nbformat</text:p>
      <text:p text:style-name="Standard">pip3 install pandas</text:p>
      <text:p text:style-name="Standard">pip3 install matplotlib</text:p>
      <text:p text:style-name="Standard">pip3 install -U wheel six </text:p>
      <text:p text:style-name="Standard">pip3 install -U wheel mock</text:p>
      <text:p text:style-name="Standard">python3</text:p>
      <text:p text:style-name="Standard">Python 3.9.2 (default, Feb 28 2021, 17:03:44) </text:p>
      <text:p text:style-name="Standard">[GCC 10.2.1 20210110] on linux</text:p>
      <text:p text:style-name="Standard">Type "help", "copyright", "credits" or "license" for more information.</text:p>
      <text:p text:style-name="Standard">&gt;&gt;&gt; import tensorflow as tf</text:p>
      <text:p text:style-name="Standard">&gt;&gt;&gt; print(tf.__version__)</text:p>
      <text:p text:style-name="Standard">2.8.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0:30:57.283080451</meta:creation-date>
    <dc:date>2022-10-21T11:14:07.483006259</dc:date>
    <meta:editing-duration>PT7M10S</meta:editing-duration>
    <meta:editing-cycles>3</meta:editing-cycles>
    <meta:generator>LibreOffice/7.0.4.2$Linux_ARM_EABI LibreOffice_project/00$Build-2</meta:generator>
    <meta:document-statistic meta:table-count="0" meta:image-count="0" meta:object-count="0" meta:page-count="3" meta:paragraph-count="88" meta:word-count="277" meta:character-count="2653" meta:non-whitespace-character-count="2420"/>
  </office:meta>
</office:document-meta>
</file>